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26.245cm" fo:margin-left="0cm" style:page-number="auto" table:align="left"/>
    </style:style>
    <style:style style:name="Table1.A" style:family="table-column">
      <style:table-column-properties style:column-width="1.199cm"/>
    </style:style>
    <style:style style:name="Table1.B" style:family="table-column">
      <style:table-column-properties style:column-width="4.544cm"/>
    </style:style>
    <style:style style:name="Table1.C" style:family="table-column">
      <style:table-column-properties style:column-width="4.75cm"/>
    </style:style>
    <style:style style:name="Table1.D" style:family="table-column">
      <style:table-column-properties style:column-width="7.001cm"/>
    </style:style>
    <style:style style:name="Table1.E" style:family="table-column">
      <style:table-column-properties style:column-width="5.251cm"/>
    </style:style>
    <style:style style:name="Table1.F" style:family="table-column">
      <style:table-column-properties style:column-width="3.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5.495cm" fo:margin-left="0cm" table:align="left"/>
    </style:style>
    <style:style style:name="Table2.A" style:family="table-column">
      <style:table-column-properties style:column-width="1.199cm"/>
    </style:style>
    <style:style style:name="Table2.B" style:family="table-column">
      <style:table-column-properties style:column-width="4.544cm"/>
    </style:style>
    <style:style style:name="Table2.C" style:family="table-column">
      <style:table-column-properties style:column-width="5.5cm"/>
    </style:style>
    <style:style style:name="Table2.D" style:family="table-column">
      <style:table-column-properties style:column-width="5.75cm"/>
    </style:style>
    <style:style style:name="Table2.E" style:family="table-column">
      <style:table-column-properties style:column-width="6.502cm"/>
    </style:style>
    <style:style style:name="Table2.F" style:family="table-column">
      <style:table-column-properties style:column-width="2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5.495cm" fo:margin-left="0cm" table:align="left"/>
    </style:style>
    <style:style style:name="Table3.A" style:family="table-column">
      <style:table-column-properties style:column-width="1.199cm"/>
    </style:style>
    <style:style style:name="Table3.B" style:family="table-column">
      <style:table-column-properties style:column-width="5.043cm"/>
    </style:style>
    <style:style style:name="Table3.C" style:family="table-column">
      <style:table-column-properties style:column-width="3.75cm"/>
    </style:style>
    <style:style style:name="Table3.D" style:family="table-column">
      <style:table-column-properties style:column-width="6.251cm"/>
    </style:style>
    <style:style style:name="Table3.E" style:family="table-column">
      <style:table-column-properties style:column-width="6.001cm"/>
    </style:style>
    <style:style style:name="Table3.F" style:family="table-column">
      <style:table-column-properties style:column-width="3.251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5.495cm" fo:margin-left="0cm" table:align="left"/>
    </style:style>
    <style:style style:name="Table4.A" style:family="table-column">
      <style:table-column-properties style:column-width="1.199cm"/>
    </style:style>
    <style:style style:name="Table4.B" style:family="table-column">
      <style:table-column-properties style:column-width="5.043cm"/>
    </style:style>
    <style:style style:name="Table4.C" style:family="table-column">
      <style:table-column-properties style:column-width="3.75cm"/>
    </style:style>
    <style:style style:name="Table4.D" style:family="table-column">
      <style:table-column-properties style:column-width="6.251cm"/>
    </style:style>
    <style:style style:name="Table4.E" style:family="table-column">
      <style:table-column-properties style:column-width="6.001cm"/>
    </style:style>
    <style:style style:name="Table4.F" style:family="table-column">
      <style:table-column-properties style:column-width="3.251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 fo:break-before="page"/>
    </style:style>
    <style:style style:name="P2" style:family="paragraph" style:parent-style-name="Normal">
      <style:paragraph-properties fo:margin-top="0cm" fo:margin-bottom="0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officeooo:rsid="00077a11" officeooo:paragraph-rsid="0007c23c"/>
    </style:style>
    <style:style style:name="P4" style:family="paragraph" style:parent-style-name="Normal"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P5" style:family="paragraph" style:parent-style-name="Normal">
      <style:text-properties fo:font-size="14pt" fo:font-weight="bold" style:font-size-asian="14pt" style:font-weight-asian="bold" style:font-size-complex="14pt"/>
    </style:style>
    <style:style style:name="P6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7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77a11" officeooo:paragraph-rsid="0007c23c"/>
    </style:style>
    <style:style style:name="P8" style:family="paragraph" style:parent-style-name="Standard">
      <style:text-properties officeooo:paragraph-rsid="0009753c"/>
    </style:style>
    <style:style style:name="P9" style:family="paragraph" style:parent-style-name="List_20_Paragraph" style:list-style-name="L1">
      <style:paragraph-properties fo:margin-top="0cm" fo:margin-bottom="0cm" loext:contextual-spacing="false" fo:line-height="100%"/>
    </style:style>
    <style:style style:name="P10" style:family="paragraph" style:parent-style-name="List_20_Paragraph" style:list-style-name="L2">
      <style:paragraph-properties fo:margin-top="0cm" fo:margin-bottom="0cm" loext:contextual-spacing="false" fo:line-height="100%"/>
    </style:style>
    <style:style style:name="P11" style:family="paragraph" style:parent-style-name="List_20_Paragraph" style:list-style-name="L3">
      <style:paragraph-properties fo:margin-top="0cm" fo:margin-bottom="0cm" loext:contextual-spacing="false" fo:line-height="100%"/>
    </style:style>
    <style:style style:name="P12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77a11" officeooo:paragraph-rsid="0009753c"/>
    </style:style>
    <style:style style:name="P13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77a11" officeooo:paragraph-rsid="000a01a3"/>
    </style:style>
    <style:style style:name="P14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77a11" officeooo:paragraph-rsid="000a72c9"/>
    </style:style>
    <style:style style:name="P15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a72c9" officeooo:paragraph-rsid="000a72c9"/>
    </style:style>
    <style:style style:name="P16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b3948" officeooo:paragraph-rsid="000b3948"/>
    </style:style>
    <style:style style:name="P17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ec668" officeooo:paragraph-rsid="000ec668"/>
    </style:style>
    <style:style style:name="P18" style:family="paragraph" style:parent-style-name="List_20_Paragraph">
      <style:paragraph-properties fo:margin-left="0.635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0ec668" officeooo:paragraph-rsid="000f5e48"/>
    </style:style>
    <style:style style:name="P19" style:family="paragraph" style:parent-style-name="Normal">
      <style:text-properties fo:font-size="14pt" fo:font-weight="bold" officeooo:paragraph-rsid="0009753c" style:font-size-asian="14pt" style:font-weight-asian="bold" style:font-size-complex="14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officeooo:paragraph-rsid="0009753c"/>
    </style:style>
    <style:style style:name="P21" style:family="paragraph" style:parent-style-name="Normal">
      <style:paragraph-properties fo:margin-top="0cm" fo:margin-bottom="0cm" loext:contextual-spacing="false" fo:line-height="100%"/>
      <style:text-properties officeooo:rsid="00077a11" officeooo:paragraph-rsid="0009753c"/>
    </style:style>
    <style:style style:name="P22" style:family="paragraph" style:parent-style-name="Normal">
      <style:paragraph-properties fo:margin-top="0cm" fo:margin-bottom="0cm" loext:contextual-spacing="false" fo:line-height="100%"/>
      <style:text-properties officeooo:rsid="0009753c" officeooo:paragraph-rsid="0009753c"/>
    </style:style>
    <style:style style:name="P23" style:family="paragraph" style:parent-style-name="Normal">
      <style:paragraph-properties fo:margin-top="0cm" fo:margin-bottom="0cm" loext:contextual-spacing="false" fo:line-height="100%"/>
      <style:text-properties officeooo:rsid="000a01a3" officeooo:paragraph-rsid="000a01a3"/>
    </style:style>
    <style:style style:name="P24" style:family="paragraph" style:parent-style-name="Normal">
      <style:paragraph-properties fo:margin-top="0cm" fo:margin-bottom="0cm" loext:contextual-spacing="false" fo:line-height="100%"/>
      <style:text-properties officeooo:rsid="000a01a3" officeooo:paragraph-rsid="000cff4f"/>
    </style:style>
    <style:style style:name="P25" style:family="paragraph" style:parent-style-name="Normal">
      <style:paragraph-properties fo:margin-top="0cm" fo:margin-bottom="0cm" loext:contextual-spacing="false" fo:line-height="100%"/>
      <style:text-properties officeooo:rsid="000a01a3" officeooo:paragraph-rsid="000f5e48"/>
    </style:style>
    <style:style style:name="P26" style:family="paragraph" style:parent-style-name="Normal">
      <style:paragraph-properties fo:margin-top="0cm" fo:margin-bottom="0cm" loext:contextual-spacing="false" fo:line-height="100%"/>
      <style:text-properties officeooo:rsid="000a72c9" officeooo:paragraph-rsid="000a72c9"/>
    </style:style>
    <style:style style:name="P27" style:family="paragraph" style:parent-style-name="Normal">
      <style:paragraph-properties fo:margin-top="0cm" fo:margin-bottom="0cm" loext:contextual-spacing="false" fo:line-height="100%"/>
      <style:text-properties officeooo:rsid="000cff4f" officeooo:paragraph-rsid="000cff4f"/>
    </style:style>
    <style:style style:name="P28" style:family="paragraph" style:parent-style-name="Normal">
      <style:paragraph-properties fo:margin-top="0cm" fo:margin-bottom="0cm" loext:contextual-spacing="false" fo:line-height="100%"/>
      <style:text-properties officeooo:rsid="000d6b34" officeooo:paragraph-rsid="000d6b34"/>
    </style:style>
    <style:style style:name="P29" style:family="paragraph" style:parent-style-name="Normal">
      <style:paragraph-properties fo:margin-top="0cm" fo:margin-bottom="0cm" loext:contextual-spacing="false" fo:line-height="100%"/>
      <style:text-properties officeooo:rsid="000ec668" officeooo:paragraph-rsid="000ec668"/>
    </style:style>
    <style:style style:name="P30" style:family="paragraph" style:parent-style-name="Normal">
      <style:paragraph-properties fo:margin-top="0cm" fo:margin-bottom="0cm" loext:contextual-spacing="false" fo:line-height="100%"/>
      <style:text-properties officeooo:rsid="000f5e48" officeooo:paragraph-rsid="000f5e48"/>
    </style:style>
    <style:style style:name="T1" style:family="text">
      <style:text-properties officeooo:rsid="0009774e"/>
    </style:style>
    <style:style style:name="T2" style:family="text">
      <style:text-properties officeooo:rsid="0009753c"/>
    </style:style>
    <style:style style:name="T3" style:family="text">
      <style:text-properties officeooo:rsid="000a01a3"/>
    </style:style>
    <style:style style:name="T4" style:family="text">
      <style:text-properties officeooo:rsid="000a72c9"/>
    </style:style>
    <style:style style:name="T5" style:family="text">
      <style:text-properties officeooo:rsid="000b3948"/>
    </style:style>
    <style:style style:name="T6" style:family="text">
      <style:text-properties officeooo:rsid="000f5e48"/>
    </style:style>
    <style:style style:name="T7" style:family="text">
      <style:text-properties style:text-underline-style="none" officeooo:rsid="000f5e48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Test no.</text:p>
          </table:table-cell>
          <table:table-cell table:style-name="Table1.A1" office:value-type="string">
            <text:p text:style-name="P2">Test Desc.</text:p>
          </table:table-cell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Expected Results</text:p>
          </table:table-cell>
          <table:table-cell table:style-name="Table1.A1" office:value-type="string">
            <text:p text:style-name="P2">Actual Results</text:p>
          </table:table-cell>
          <table:table-cell table:style-name="Table1.A1" office:value-type="string">
            <text:p text:style-name="P2">Pass/Fail</text:p>
          </table:table-cell>
        </table:table-row>
        <table:table-row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2">Log in – Wrong Password</text:p>
            <text:p text:style-name="P2">1 - Enter ‘email’ in Email field</text:p>
            <text:p text:style-name="P2">2 - Enter ‘password’ in Password field</text:p>
            <text:p text:style-name="P2">3 - Click Login Button</text:p>
          </table:table-cell>
          <table:table-cell table:style-name="Table1.A1" office:value-type="string">
            <text:p text:style-name="P2">first name=FIRST_NAME,</text:p>
            <text:p text:style-name="P2">second name=SECOND_NAME,</text:p>
            <text:p text:style-name="P2">email=EMAIL,</text:p>
            <text:p text:style-name="P2">username=USERNAME,</text:p>
            <text:p text:style-name="P2">password=INVALID_</text:p>
            <text:p text:style-name="P2">PASSWORD</text:p>
          </table:table-cell>
          <table:table-cell table:style-name="Table1.A1" office:value-type="string">
            <text:list xml:id="list3228045977151505201" text:style-name="L1">
              <text:list-item>
                <text:list>
                  <text:list-item>
                    <text:p text:style-name="P9">Logout link is NOT found</text:p>
                  </text:list-item>
                  <text:list-item>
                    <text:p text:style-name="P9">Page refreshes</text:p>
                  </text:list-item>
                  <text:list-item>
                    <text:p text:style-name="P9">Warning message ‘Sorry your password was incorrect’ appears</text:p>
                  </text:list-item>
                </text:list>
              </text:list-item>
            </text:list>
            <text:p text:style-name="P2"/>
          </table:table-cell>
          <table:table-cell table:style-name="Table1.A1" office:value-type="string">
            <text:p text:style-name="P2">1.1 Logout link is NOT found</text:p>
            <text:p text:style-name="P2">1.2 Page refreshes</text:p>
            <text:p text:style-name="P2">1.3 Warning message ‘Sorry your password was incorrect’ appears</text:p>
            <text:p text:style-name="P2"/>
          </table:table-cell>
          <table:table-cell table:style-name="Table1.A1" office:value-type="string">
            <text:p text:style-name="P2">PASS</text:p>
          </table:table-cell>
        </table:table-row>
        <table:table-row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2">Log in – No Account</text:p>
            <text:p text:style-name="P2">1 - Enter ‘email’ in Email field</text:p>
            <text:p text:style-name="P2">2 - Enter ‘password’ in Password field</text:p>
            <text:p text:style-name="P2">3 - Click Login Button</text:p>
          </table:table-cell>
          <table:table-cell table:style-name="Table1.A1" office:value-type="string">
            <text:p text:style-name="P2">first name=FIRST_NAME,</text:p>
            <text:p text:style-name="P2">second name=SECOND_NAME,</text:p>
            <text:p text:style-name="P2">email=EMAIL,</text:p>
            <text:p text:style-name="P2">username=USERNAME,</text:p>
            <text:p text:style-name="P2">password=INVALID_</text:p>
            <text:p text:style-name="P2">PASSWORD</text:p>
          </table:table-cell>
          <table:table-cell table:style-name="Table1.A1" office:value-type="string">
            <text:list xml:id="list4689455888687371250" text:style-name="L2">
              <text:list-item>
                <text:list>
                  <text:list-item>
                    <text:p text:style-name="P10">Logout link is NOT found</text:p>
                  </text:list-item>
                  <text:list-item>
                    <text:p text:style-name="P10">Page refreshes</text:p>
                  </text:list-item>
                  <text:list-item>
                    <text:p text:style-name="P10">Warning message ‘The details entered do not match any existing accounts, please create a new account’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2">1.2 Logout link is NOT found</text:p>
            <text:p text:style-name="P2">1.2 Page refreshes</text:p>
            <text:p text:style-name="P2">1.3 Warning message ‘The details entered do not match any existing accounts, please create a new account’</text:p>
          </table:table-cell>
          <table:table-cell table:style-name="Table1.A1" office:value-type="string">
            <text:p text:style-name="P2">PASS</text:p>
          </table:table-cell>
        </table:table-row>
        <table:table-row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2">Log in – Valid Account</text:p>
            <text:p text:style-name="P2">1 - Enter ‘email’ in Email field</text:p>
            <text:p text:style-name="P2">2 - Enter ‘password’ in Password field</text:p>
            <text:p text:style-name="P2">3 - Click Login Button</text:p>
          </table:table-cell>
          <table:table-cell table:style-name="Table1.A1" office:value-type="string">
            <text:p text:style-name="P2">first name=FIRST_NAME,</text:p>
            <text:p text:style-name="P2">second name=SECOND_NAME,</text:p>
            <text:p text:style-name="P2">email=EMAIL,</text:p>
            <text:p text:style-name="P2">username=USERNAME,</text:p>
            <text:p text:style-name="P2">password=</text:p>
            <text:p text:style-name="P2">PASSWORD</text:p>
          </table:table-cell>
          <table:table-cell table:style-name="Table1.A1" office:value-type="string">
            <text:list xml:id="list4125412890990234543" text:style-name="L3">
              <text:list-item>
                <text:list>
                  <text:list-item>
                    <text:p text:style-name="P11">Logout link is found</text:p>
                  </text:list-item>
                  <text:list-item>
                    <text:p text:style-name="P11">Home page is loaded</text:p>
                  </text:list-item>
                </text:list>
              </text:list-item>
            </text:list>
            <text:p text:style-name="P2"/>
          </table:table-cell>
          <table:table-cell table:style-name="Table1.A1" office:value-type="string">
            <text:p text:style-name="P2">1.1 Logout link is found</text:p>
            <text:p text:style-name="P2">1.2 Home page is loaded</text:p>
            <text:p text:style-name="P2"/>
          </table:table-cell>
          <table:table-cell table:style-name="Table1.A1" office:value-type="string">
            <text:p text:style-name="P2">PASS</text:p>
          </table:table-cell>
        </table:table-row>
      </table:table>
      <text:p text:style-name="P4"><text:soft-page-break/>Test Plan</text:p>
      <text:p text:style-name="P5">Logi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ccount Cre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Test no.</text:p>
          </table:table-cell>
          <table:table-cell table:style-name="Table2.A1" office:value-type="string">
            <text:p text:style-name="P2">Test Desc.</text:p>
          </table:table-cell>
          <table:table-cell table:style-name="Table2.A1" office:value-type="string">
            <text:p text:style-name="P2">Input</text:p>
          </table:table-cell>
          <table:table-cell table:style-name="Table2.A1" office:value-type="string">
            <text:p text:style-name="P2">Expected Results</text:p>
          </table:table-cell>
          <table:table-cell table:style-name="Table2.A1" office:value-type="string">
            <text:p text:style-name="P2">Actual Results</text:p>
          </table:table-cell>
          <table:table-cell table:style-name="Table2.A1" office:value-type="string">
            <text:p text:style-name="P2">Pass/Fail</text:p>
          </table:table-cell>
        </table:table-row>
        <table:table-row>
          <table:table-cell table:style-name="Table2.A1" office:value-type="string">
            <text:p text:style-name="P2">4.</text:p>
          </table:table-cell>
          <table:table-cell table:style-name="Table2.A1" office:value-type="string">
            <text:p text:style-name="P2">No password</text:p>
            <text:p text:style-name="P2">1– Enter First name</text:p>
            <text:p text:style-name="P2">2– Enter Last name</text:p>
            <text:p text:style-name="P2">3– Enter email address</text:p>
            <text:p text:style-name="P2">4– Enter Username</text:p>
            <text:p text:style-name="P2">5– Enter Password</text:p>
            <text:p text:style-name="P2">6– Click ‘Create <text:soft-page-break/>Account’ button</text:p>
          </table:table-cell>
          <table:table-cell table:style-name="Table2.A1" office:value-type="string">
            <text:p text:style-name="P2">first name=FIRST_NAME,</text:p>
            <text:p text:style-name="P2">second name=SECOND_NAME,</text:p>
            <text:p text:style-name="P2">email=EMAIL,</text:p>
            <text:p text:style-name="P2">username=USERNAME,</text:p>
            <text:p text:style-name="P2">password=</text:p>
          </table:table-cell>
          <table:table-cell table:style-name="Table2.A1" office:value-type="string">
            <text:p text:style-name="P2">1.1 Logout link is NOT found</text:p>
            <text:p text:style-name="P2">1.2 Page refreshes</text:p>
            <text:p text:style-name="P2">1.3Warning message ‘Please enter a valid password’</text:p>
            <text:p text:style-name="P2"/>
          </table:table-cell>
          <table:table-cell table:style-name="Table2.A1" office:value-type="string">
            <text:p text:style-name="P2">1.1 Logout link is NOT found</text:p>
            <text:p text:style-name="P2">1.2 Page refreshes</text:p>
            <text:p text:style-name="P2">1.3Warning message ‘Too short’</text:p>
            <text:p text:style-name="P2"/>
          </table:table-cell>
          <table:table-cell table:style-name="Table2.A1" office:value-type="string">
            <text:p text:style-name="P2">FAIL</text:p>
          </table:table-cell>
        </table:table-row>
        <table:table-row>
          <table:table-cell table:style-name="Table2.A1" office:value-type="string">
            <text:p text:style-name="P2">5.</text:p>
          </table:table-cell>
          <table:table-cell table:style-name="Table2.A1" office:value-type="string">
            <text:p text:style-name="P2">Short Password</text:p>
            <text:p text:style-name="P2">1– Enter First name</text:p>
            <text:p text:style-name="P2">2– Enter Last name</text:p>
            <text:p text:style-name="P2">3– Enter email address</text:p>
            <text:p text:style-name="P2">4– Enter Username</text:p>
            <text:p text:style-name="P2">5– Enter password</text:p>
            <text:p text:style-name="P2">6– Enter password in Confirm Password field</text:p>
            <text:p text:style-name="P2">7– Click ‘Create Account’ button</text:p>
          </table:table-cell>
          <table:table-cell table:style-name="Table2.A1" office:value-type="string">
            <text:p text:style-name="P2">first name=FIRST_NAME,</text:p>
            <text:p text:style-name="P2">second name=SECOND_NAME,</text:p>
            <text:p text:style-name="P2">email=EMAIL,</text:p>
            <text:p text:style-name="P2">username=USERNAME,</text:p>
            <text:p text:style-name="P2">password=SHORT_</text:p>
            <text:p text:style-name="P2">PASSWORD</text:p>
          </table:table-cell>
          <table:table-cell table:style-name="Table2.A1" office:value-type="string">
            <text:p text:style-name="P2">1.1 Logout link is NOT found</text:p>
            <text:p text:style-name="P2">1.2 Page refreshes</text:p>
            <text:p text:style-name="P2">1.3 Warning message ‘Too short’</text:p>
            <text:p text:style-name="P2"/>
          </table:table-cell>
          <table:table-cell table:style-name="Table2.A1" office:value-type="string">
            <text:p text:style-name="P2">1.1 Logout link is NOT found</text:p>
            <text:p text:style-name="P2">1.2 Page refreshes</text:p>
            <text:p text:style-name="P2">1.3 Warning message ‘Too short’</text:p>
            <text:p text:style-name="P2"/>
          </table:table-cell>
          <table:table-cell table:style-name="Table2.A1" office:value-type="string">
            <text:p text:style-name="P2">PASS</text:p>
          </table:table-cell>
        </table:table-row>
        <table:table-row>
          <table:table-cell table:style-name="Table2.A1" office:value-type="string">
            <text:p text:style-name="P2">6.</text:p>
          </table:table-cell>
          <table:table-cell table:style-name="Table2.A1" office:value-type="string">
            <text:p text:style-name="P2">Unconfirmed Password</text:p>
            <text:p text:style-name="P2">1– Enter First name</text:p>
            <text:p text:style-name="P2">2– Enter Last name</text:p>
            <text:p text:style-name="P2">3– Enter email address</text:p>
            <text:p text:style-name="P2">4– Enter Username</text:p>
            <text:p text:style-name="P2"><text:s/>5– Enter password</text:p>
            <text:p text:style-name="P2">6 – Enter password in Confirm Password field</text:p>
            <text:p text:style-name="P2">7– Click ‘Create Account’ button</text:p>
          </table:table-cell>
          <table:table-cell table:style-name="Table2.A1" office:value-type="string">
            <text:p text:style-name="P2">email=EMAIL,</text:p>
            <text:p text:style-name="P2">password=</text:p>
            <text:p text:style-name="P2">PASSWORD,</text:p>
            <text:p text:style-name="P2">Confirm password=INVALID_</text:p>
            <text:p text:style-name="P2">PASSWORD</text:p>
          </table:table-cell>
          <table:table-cell table:style-name="Table2.A1" office:value-type="string">
            <text:p text:style-name="P2">1.1 Logout link is NOT found</text:p>
            <text:p text:style-name="P2">1.2 Page refreshes</text:p>
            <text:p text:style-name="P2">1.3 Warning message ‘Password fields don’t match’</text:p>
          </table:table-cell>
          <table:table-cell table:style-name="Table2.A1" office:value-type="string">
            <text:p text:style-name="P2">1.1 Logout link is NOT found</text:p>
            <text:p text:style-name="P2">1.2 Page refreshes</text:p>
            <text:p text:style-name="P2">1.3 Warning message ‘Password fields don’t match’</text:p>
          </table:table-cell>
          <table:table-cell table:style-name="Table2.A1" office:value-type="string">
            <text:p text:style-name="P2">PASS</text:p>
          </table:table-cell>
        </table:table-row>
        <table:table-row>
          <table:table-cell table:style-name="Table2.A1" office:value-type="string">
            <text:p text:style-name="P2">7.</text:p>
          </table:table-cell>
          <table:table-cell table:style-name="Table2.A1" office:value-type="string">
            <text:p text:style-name="P2">Valid User</text:p>
            <text:p text:style-name="P2">1 – Enter First name</text:p>
            <text:p text:style-name="P2">2 – Enter Last name</text:p>
            <text:p text:style-name="P2">3 – Enter email address</text:p>
            <text:p text:style-name="P2">4 – Enter Username</text:p>
            <text:p text:style-name="P2"><text:soft-page-break/>5 – Enter password</text:p>
            <text:p text:style-name="P2">6 – Enter password in Confirm Password field</text:p>
            <text:p text:style-name="P2">7 – Click ‘Create Account’ button</text:p>
          </table:table-cell>
          <table:table-cell table:style-name="Table2.A1" office:value-type="string">
            <text:p text:style-name="P2">email=EMAIL,</text:p>
            <text:p text:style-name="P2">password=</text:p>
            <text:p text:style-name="P2">PASSWORD</text:p>
            <text:p text:style-name="P2">Confirm password=</text:p>
            <text:p text:style-name="P2">PASSWORD</text:p>
          </table:table-cell>
          <table:table-cell table:style-name="Table2.A1" office:value-type="string">
            <text:p text:style-name="P2">1.1 Logout link is found</text:p>
            <text:p text:style-name="P2">1.2 Page redirects to Home Page</text:p>
            <text:p text:style-name="P2">1.3 Successful message ’You are now registered as &lt;USERNAME&gt;’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Test no.</text:p>
          </table:table-cell>
          <table:table-cell table:style-name="Table3.A1" office:value-type="string">
            <text:p text:style-name="P2">Test Desc.</text:p>
          </table:table-cell>
          <table:table-cell table:style-name="Table3.A1" office:value-type="string">
            <text:p text:style-name="P2">Input</text:p>
          </table:table-cell>
          <table:table-cell table:style-name="Table3.A1" office:value-type="string">
            <text:p text:style-name="P2">Expected Results</text:p>
          </table:table-cell>
          <table:table-cell table:style-name="Table3.A1" office:value-type="string">
            <text:p text:style-name="P2">Actual Results</text:p>
          </table:table-cell>
          <table:table-cell table:style-name="Table3.A1" office:value-type="string">
            <text:p text:style-name="P2">Pass/Fail</text:p>
          </table:table-cell>
        </table:table-row>
        <table:table-row>
          <table:table-cell table:style-name="Table3.A1" office:value-type="string">
            <text:p text:style-name="P2">1.</text:p>
          </table:table-cell>
          <table:table-cell table:style-name="Table3.A1" office:value-type="string">
            <text:p text:style-name="P2">Add new device</text:p>
          </table:table-cell>
          <table:table-cell table:style-name="Table3.A1" office:value-type="string">
            <text:p text:style-name="P3">1. Device Name</text:p>
            <text:p text:style-name="P3">1.1 User control input</text:p>
          </table:table-cell>
          <table:table-cell table:style-name="Table3.A1" office:value-type="string">
            <text:p text:style-name="P7">1. response.flash(success)</text:p>
            <text:p text:style-name="P7">1.1 Device name recorded in device table</text:p>
            <text:p text:style-name="P7">1.2 Device first_online recorded in device table</text:p>
            <text:p text:style-name="P7">1.3 Device <text:span text:style-name="T1">status</text:span> recorded in device table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2.</text:p>
          </table:table-cell>
          <table:table-cell table:style-name="Table3.A1" office:value-type="string">
            <text:p text:style-name="P2">Delete device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3.</text:p>
          </table:table-cell>
          <table:table-cell table:style-name="Table3.A1" office:value-type="string">
            <text:p text:style-name="P2">Change device name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4.</text:p>
          </table:table-cell>
          <table:table-cell table:style-name="Table3.A1" office:value-type="string">
            <text:p text:style-name="P2">Device State Change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5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5"/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>
          <table:table-cell table:style-name="Table4.A1" office:value-type="string">
            <text:p text:style-name="P20">Test no.</text:p>
          </table:table-cell>
          <table:table-cell table:style-name="Table4.A1" office:value-type="string">
            <text:p text:style-name="P20">Test Desc.</text:p>
          </table:table-cell>
          <table:table-cell table:style-name="Table4.A1" office:value-type="string">
            <text:p text:style-name="P20">Input</text:p>
          </table:table-cell>
          <table:table-cell table:style-name="Table4.A1" office:value-type="string">
            <text:p text:style-name="P20">Expected Results</text:p>
          </table:table-cell>
          <table:table-cell table:style-name="Table4.A1" office:value-type="string">
            <text:p text:style-name="P20">Actual Results</text:p>
          </table:table-cell>
          <table:table-cell table:style-name="Table4.A1" office:value-type="string">
            <text:p text:style-name="P20">Pass/Fail</text:p>
          </table:table-cell>
        </table:table-row>
        <table:table-row>
          <table:table-cell table:style-name="Table4.A1" office:value-type="string">
            <text:p text:style-name="P20">1.</text:p>
          </table:table-cell>
          <table:table-cell table:style-name="Table4.A1" office:value-type="string">
            <text:p text:style-name="P22">Test Selected Device Internal Temp Graph</text:p>
          </table:table-cell>
          <table:table-cell table:style-name="Table4.A1" office:value-type="string">
            <text:p text:style-name="P21">1. <text:span text:style-name="T2">SQL Data</text:span></text:p>
            <text:p text:style-name="P21">1.1 <text:span text:style-name="T2">Python selected_device variable</text:span></text:p>
          </table:table-cell>
          <table:table-cell table:style-name="Table4.A1" office:value-type="string">
            <text:p text:style-name="P12">1. <text:span text:style-name="T2">Internal Temp graph draws to &lt;div&gt; correctly</text:span></text:p>
            <text:p text:style-name="P12">1.1 <text:span text:style-name="T3">All data points display correct value in graph</text:span></text:p>
            <text:p text:style-name="P12"/>
          </table:table-cell>
          <table:table-cell table:style-name="Table4.A1" office:value-type="string">
            <text:p text:style-name="P25">1. Internal temp graph <text:span text:style-name="T6">DO NOT</text:span> draws to &lt;div&gt; correctly</text:p>
            <text:p text:style-name="P25">1.1 A<text:span text:style-name="T4">ll</text:span> data points <text:span text:style-name="T6">DO NO</text:span> display correct values in graph</text:p>
          </table:table-cell>
          <table:table-cell table:style-name="Table4.A1" office:value-type="string">
            <text:p text:style-name="P30">Fail </text:p>
          </table:table-cell>
        </table:table-row>
        <table:table-row>
          <table:table-cell table:style-name="Table4.A1" office:value-type="string">
            <text:p text:style-name="P20">2.</text:p>
          </table:table-cell>
          <table:table-cell table:style-name="Table4.A1" office:value-type="string">
            <text:p text:style-name="P22">Test Selected Device Device Temp Graph</text:p>
          </table:table-cell>
          <table:table-cell table:style-name="Table4.A1" office:value-type="string">
            <text:p text:style-name="P21"><text:span text:style-name="T3">2</text:span>. <text:span text:style-name="T2">SQL Data</text:span></text:p>
            <text:p text:style-name="P21"><text:span text:style-name="T3">2</text:span>.1 <text:span text:style-name="T2">Python selected_device variable</text:span></text:p>
          </table:table-cell>
          <table:table-cell table:style-name="Table4.A1" office:value-type="string">
            <text:p text:style-name="P13"><text:span text:style-name="T3">2</text:span>. <text:span text:style-name="T3">Device Temp graph draws to &lt;div&gt; correctly</text:span></text:p>
            <text:p text:style-name="P13"><text:span text:style-name="T3">2</text:span>.1 <text:span text:style-name="T3">All data points display correct value in graph</text:span></text:p>
          </table:table-cell>
          <table:table-cell table:style-name="Table4.A1" office:value-type="string">
            <text:p text:style-name="P25">2. Device Temp graph <text:span text:style-name="T6">DO NOT</text:span> draws to &lt;div&gt; <text:span text:style-name="T6">in</text:span>correctly</text:p>
            <text:p text:style-name="P23">2.1 A<text:span text:style-name="T4">ll</text:span> data points <text:s/><text:span text:style-name="T6">DO NOT </text:span>display correct values in graph</text:p>
          </table:table-cell>
          <table:table-cell table:style-name="Table4.A1" office:value-type="string">
            <text:p text:style-name="P30">Fail</text:p>
          </table:table-cell>
        </table:table-row>
        <table:table-row>
          <table:table-cell table:style-name="Table4.A1" office:value-type="string">
            <text:p text:style-name="P20">3.</text:p>
          </table:table-cell>
          <table:table-cell table:style-name="Table4.A1" office:value-type="string">
            <text:p text:style-name="P22">Test Selected Device <text:s/>Ambient Temp Graph</text:p>
          </table:table-cell>
          <table:table-cell table:style-name="Table4.A1" office:value-type="string">
            <text:p text:style-name="P21"><text:span text:style-name="T4">3</text:span>. <text:span text:style-name="T2">SQL Data</text:span></text:p>
            <text:p text:style-name="P21"><text:span text:style-name="T4">3</text:span>.1 <text:span text:style-name="T2">Python selected_device variable</text:span></text:p>
          </table:table-cell>
          <table:table-cell table:style-name="Table4.A1" office:value-type="string">
            <text:p text:style-name="P14"><text:span text:style-name="T4">3</text:span>. <text:span text:style-name="T4">Ambient Temp graph draws to &lt;div&gt; correctly</text:span></text:p>
            <text:p text:style-name="P14"><text:span text:style-name="T4">3</text:span>.1 <text:span text:style-name="T3">All data points display correct value in graph</text:span></text:p>
          </table:table-cell>
          <table:table-cell table:style-name="Table4.A1" office:value-type="string">
            <text:p text:style-name="P25"><text:span text:style-name="T4">3</text:span>. <text:span text:style-name="T4">Ambient</text:span> Temp graph <text:span text:style-name="T6">DOES NOT </text:span>draws to &lt;div&gt; correctly</text:p>
            <text:p text:style-name="P25"><text:span text:style-name="T4">3</text:span>.1 Add data points <text:s/><text:span text:style-name="T6">DO NOT </text:span>display correct values in graph</text:p>
          </table:table-cell>
          <table:table-cell table:style-name="Table4.A1" office:value-type="string">
            <text:p text:style-name="P30">Fail</text:p>
          </table:table-cell>
        </table:table-row>
        <table:table-row>
          <table:table-cell table:style-name="Table4.A1" office:value-type="string">
            <text:p text:style-name="P20">4.</text:p>
          </table:table-cell>
          <table:table-cell table:style-name="Table4.A1" office:value-type="string">
            <text:p text:style-name="P22">Test Selected Device Battery Temp Graph</text:p>
          </table:table-cell>
          <table:table-cell table:style-name="Table4.A1" office:value-type="string">
            <text:p text:style-name="P21"><text:span text:style-name="T4">4</text:span>. <text:span text:style-name="T2">SQL Data</text:span></text:p>
            <text:p text:style-name="P21"><text:span text:style-name="T4">4</text:span>.1 <text:span text:style-name="T2">Python selected_device variable</text:span></text:p>
          </table:table-cell>
          <table:table-cell table:style-name="Table4.A1" office:value-type="string">
            <text:p text:style-name="P14"><text:span text:style-name="T4">4</text:span>. <text:span text:style-name="T4">Battery graph draws to &lt;div&gt; correctly</text:span></text:p>
            <text:p text:style-name="P14"><text:span text:style-name="T4">4</text:span>.1 <text:span text:style-name="T3">All data points display correct value in graph</text:span></text:p>
          </table:table-cell>
          <table:table-cell table:style-name="Table4.A1" office:value-type="string">
            <text:p text:style-name="P25"><text:span text:style-name="T4">4</text:span>. <text:span text:style-name="T4">Battery</text:span> graph draws to <text:span text:style-name="T6">DOES NOT</text:span> &lt;div&gt; correctly</text:p>
            <text:p text:style-name="P25"><text:span text:style-name="T4">4</text:span>.1 A<text:span text:style-name="T4">ll</text:span> data points <text:span text:style-name="T6">DO NOT</text:span> display correct values in graph</text:p>
          </table:table-cell>
          <table:table-cell table:style-name="Table4.A1" office:value-type="string">
            <text:p text:style-name="P30">Fail</text:p>
          </table:table-cell>
        </table:table-row>
        <table:table-row>
          <table:table-cell table:style-name="Table4.A1" office:value-type="string">
            <text:p text:style-name="P20">5.</text:p>
          </table:table-cell>
          <table:table-cell table:style-name="Table4.A1" office:value-type="string">
            <text:p text:style-name="P26">Test Selected Device Current Statistics correctness</text:p>
          </table:table-cell>
          <table:table-cell table:style-name="Table4.A1" office:value-type="string">
            <text:p text:style-name="P26">5. SQL Data</text:p>
            <text:p text:style-name="P26">5.1 Python selected_device variable</text:p>
          </table:table-cell>
          <table:table-cell table:style-name="Table4.A1" office:value-type="string">
            <text:p text:style-name="P15">5. Device status disp<text:span text:style-name="T5">l</text:span>ays correct <text:span text:style-name="T5">device status</text:span></text:p>
            <text:p text:style-name="P16">5.1 Device “first_online” datetime displays correct value</text:p>
            <text:p text:style-name="P16">5.2 Device “Current Temp” <text:s/>displays correct value</text:p>
          </table:table-cell>
          <table:table-cell table:style-name="Table4.A1" office:value-type="string">
            <text:p text:style-name="P24"><text:span text:style-name="T5">5</text:span>. <text:span text:style-name="T4">Device status displays correct device status</text:span></text:p>
            <text:p text:style-name="P24"><text:span text:style-name="T5">5</text:span>.1 <text:span text:style-name="T5">Device “first_online” datetime displays correct value</text:span></text:p>
            <text:p text:style-name="P27">5.2 <text:span text:style-name="T5">Device “Current Temp” <text:s/>displays correct value</text:span></text:p>
          </table:table-cell>
          <table:table-cell table:style-name="Table4.A1" office:value-type="string">
            <text:p text:style-name="P30">Pass</text:p>
          </table:table-cell>
        </table:table-row>
        <text:soft-page-break/>
        <table:table-row>
          <table:table-cell table:style-name="Table4.A1" office:value-type="string">
            <text:p text:style-name="P27">6.</text:p>
          </table:table-cell>
          <table:table-cell table:style-name="Table4.A1" office:value-type="string">
            <text:p text:style-name="P28">Test page elements align/resize/display correctly on Mobile Screen </text:p>
          </table:table-cell>
          <table:table-cell table:style-name="Table4.A1" office:value-type="string">
            <text:p text:style-name="P29">6. User input (page resizing)</text:p>
          </table:table-cell>
          <table:table-cell table:style-name="Table4.A1" office:value-type="string">
            <text:p text:style-name="P17">6. All page elements align/resize/display correctly on Mobile Screen Widths</text:p>
          </table:table-cell>
          <table:table-cell table:style-name="Table4.A1" office:value-type="string">
            <text:p text:style-name="P18"><text:span text:style-name="T6">6. </text:span>All page elements <text:span text:style-name="T7">DO</text:span> align/resize/display correctly on Mobile Screen Widths</text:p>
          </table:table-cell>
          <table:table-cell table:style-name="Table4.A1" office:value-type="string">
            <text:p text:style-name="P30">Pass</text:p>
          </table:table-cell>
        </table:table-row>
        <table:table-row>
          <table:table-cell table:style-name="Table4.A8" office:value-type="string">
            <text:p text:style-name="P28">7.</text:p>
          </table:table-cell>
          <table:table-cell table:style-name="Table4.A8" office:value-type="string">
            <text:p text:style-name="P28">Test page elements align/resize/display correctly on Tablet Screen Widths</text:p>
          </table:table-cell>
          <table:table-cell table:style-name="Table4.A8" office:value-type="string">
            <text:p text:style-name="P29">7. User input (page resizing)</text:p>
          </table:table-cell>
          <table:table-cell table:style-name="Table4.A8" office:value-type="string">
            <text:p text:style-name="P17"><text:span text:style-name="T6">7</text:span>. All page elements align/resize/display correctly on Tablet Screen Widths</text:p>
          </table:table-cell>
          <table:table-cell table:style-name="Table4.A8" office:value-type="string">
            <text:p text:style-name="P18"><text:span text:style-name="T6">7. </text:span>All page elements <text:span text:style-name="T7">DO </text:span>align/resize/display correctly on Mobile Screen Widths</text:p>
          </table:table-cell>
          <table:table-cell table:style-name="Table4.A8" office:value-type="string">
            <text:p text:style-name="P30">Pass</text:p>
          </table:table-cell>
        </table:table-row>
        <table:table-row>
          <table:table-cell table:style-name="Table4.A8" office:value-type="string">
            <text:p text:style-name="P28">8.</text:p>
          </table:table-cell>
          <table:table-cell table:style-name="Table4.A8" office:value-type="string">
            <text:p text:style-name="P28">Test page elements align/resize/display correctly on Laptop (1366 x 768) Screen Widths</text:p>
          </table:table-cell>
          <table:table-cell table:style-name="Table4.A8" office:value-type="string">
            <text:p text:style-name="P29">8. User input (page resizing)</text:p>
          </table:table-cell>
          <table:table-cell table:style-name="Table4.A8" office:value-type="string">
            <text:p text:style-name="P17"><text:span text:style-name="T6">8</text:span>. All page elements align/resize/display correctly on Laptop Screen Widths</text:p>
          </table:table-cell>
          <table:table-cell table:style-name="Table4.A8" office:value-type="string">
            <text:p text:style-name="P18"><text:span text:style-name="T6">8. </text:span>All page elements <text:span text:style-name="T7">DO </text:span>align/resize/display correctly on Mobile Screen Widths</text:p>
          </table:table-cell>
          <table:table-cell table:style-name="Table4.A8" office:value-type="string">
            <text:p text:style-name="P30">Pass</text:p>
          </table:table-cell>
        </table:table-row>
        <table:table-row>
          <table:table-cell table:style-name="Table4.A8" office:value-type="string">
            <text:p text:style-name="P28">9.</text:p>
          </table:table-cell>
          <table:table-cell table:style-name="Table4.A8" office:value-type="string">
            <text:p text:style-name="P28">Test page elements align/resize/display correctly on Extra-Large (FHD 1080p) Screen Widths</text:p>
          </table:table-cell>
          <table:table-cell table:style-name="Table4.A8" office:value-type="string">
            <text:p text:style-name="P29">9. User input (page resizing)</text:p>
          </table:table-cell>
          <table:table-cell table:style-name="Table4.A8" office:value-type="string">
            <text:p text:style-name="P17"><text:span text:style-name="T6">9</text:span>. All page elements align/resize/display correctly on Extra-Large Screen Widths</text:p>
          </table:table-cell>
          <table:table-cell table:style-name="Table4.A8" office:value-type="string">
            <text:p text:style-name="P18"><text:span text:style-name="T6">9. </text:span>All page elements <text:span text:style-name="T7">DO</text:span> align/resize/display correctly on Mobile Screen Widths</text:p>
          </table:table-cell>
          <table:table-cell table:style-name="Table4.A8" office:value-type="string">
            <text:p text:style-name="P30">Pas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Luke Donnelly (i7438234)</meta:initial-creator>
    <meta:creation-date>2017-05-09T19:45:00Z</meta:creation-date>
    <dc:date>2017-05-10T18:33:28.789923835</dc:date>
    <meta:editing-cycles>6</meta:editing-cycles>
    <meta:editing-duration>PT25M4S</meta:editing-duration>
    <meta:document-statistic meta:table-count="4" meta:image-count="0" meta:object-count="0" meta:page-count="6" meta:paragraph-count="245" meta:word-count="981" meta:character-count="6122" meta:non-whitespace-character-count="5375"/>
    <meta:template xlink:type="simple" xlink:actuate="onRequest" xlink:title="" xlink:href="Normal"/>
  </office:meta>
</office:document-meta>
</file>